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3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NUTRIMENTOS ESPINEL E.I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52617464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IU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6918176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OMEZ SAAVEDRA JANET ELIZABETH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181001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69 181 761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DIEGO NATIVIDAD CHUQUICONDOR PANGALINA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76846305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7/09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052617464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05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61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61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3/09/2021</text:p>
          </table:table-cell>
          <table:table-cell table:style-name="Tabla2.A3" office:value-type="string">
            <text:p text:style-name="P22">116031</text:p>
          </table:table-cell>
          <table:table-cell table:style-name="Tabla2.D3" office:value-type="string">
            <text:p text:style-name="P23">61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5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3T20:48:3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